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loext="urn:org:documentfoundation:names:experimental:office:xmlns:loext:1.0" xmlns:xlink="http://www.w3.org/1999/xlink" xmlns:xml="http://www.w3.org/XML/1998/namespace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loext="urn:org:documentfoundation:names:experimental:office:xmlns:loext:1.0" xmlns:xlink="http://www.w3.org/1999/xlink" xmlns:xml="http://www.w3.org/XML/1998/namespace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-left="none" fo:border-right="none" fo:border-top="none" fo:border-bottom="0.51pt solid #000000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padding="0in" fo:border-left="none" fo:border-right="none" fo:border-top="none" fo:border-bottom="0.51pt solid #000000"/>
    </style:style>
    <style:style style:name="P8" style:family="paragraph" style:parent-style-name="Standard">
      <style:paragraph-properties fo:margin-top="0in" fo:margin-bottom="0in" loext:contextual-spacing="false" fo:line-height="100%" fo:padding="0in" fo:border-left="none" fo:border-right="none" fo:border-top="none" fo:border-bottom="0.51pt solid #000000"/>
      <style:text-properties fo:font-size="11.5pt" fo:font-weight="bold" style:font-size-asian="11.5pt" style:font-weight-asian="bold" style:font-size-complex="11.5pt" style:font-weight-complex="bold"/>
    </style:style>
    <style:style style:name="P9" style:family="paragraph" style:parent-style-name="Standard">
      <style:paragraph-properties fo:margin-top="0.139in" fo:margin-bottom="0in" loext:contextual-spacing="false" fo:line-height="100%" fo:padding="0in" fo:border-left="none" fo:border-right="none" fo:border-top="none" fo:border-bottom="0.51pt solid #000000"/>
    </style:style>
    <style:style style:name="P10" style:family="paragraph" style:parent-style-name="Standard">
      <style:paragraph-properties fo:margin-top="0.139in" fo:margin-bottom="0in" loext:contextual-spacing="false" fo:line-height="100%" fo:padding-left="0in" fo:padding-right="0in" fo:padding-top="0in" fo:padding-bottom="0.0138in" fo:border-left="none" fo:border-right="none" fo:border-top="none" fo:border-bottom="0.51pt solid #000000"/>
    </style:style>
    <style:style style:name="P11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2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T1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style:font-size-asian="11pt" style:font-style-asian="normal" style:font-size-complex="11pt" style:font-style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.5pt" fo:font-style="normal" style:text-underline-style="none" fo:font-weight="bold" style:font-size-asian="11.5pt" style:font-style-asian="normal" style:font-weight-asian="bold" style:font-size-complex="11.5pt" style:font-style-complex="normal" style:font-weight-complex="bold"/>
    </style:style>
    <style:style style:name="T6" style:family="text">
      <style:text-properties fo:font-variant="normal" fo:text-transform="none" fo:color="#1155cc" style:text-line-through-style="none" style:text-line-through-type="none" style:text-position="0% 100%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7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color="#1155cc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 fo:background-color="#ffffff"/>
    </style:style>
    <style:style style:name="T16" style:family="text">
      <style:text-properties fo:font-size="11.5pt" fo:font-weight="bold" style:font-size-asian="11.5pt" style:font-weight-asian="bold" style:font-size-complex="11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ISHIKESH GHARAT</text:span></text:p>
      <text:p text:style-name="P1"><text:span text:style-name="T3">New York, NY | +1 (929) </text:span>503-5218<text:span text:style-name="T3"> | </text:span><text:a xlink:type="simple" xlink:href="mailto:rvg9395@nyu.edu" text:style-name="ListLabel_20_90" text:visited-style-name="ListLabel_20_90"><text:span text:style-name="T7">rvg9395@nyu.edu</text:span></text:a><text:span text:style-name="T4"> | </text:span><text:a xlink:type="simple" xlink:href="https://rishikesh-gharat.vercel.app" text:style-name="ListLabel_20_91" text:visited-style-name="ListLabel_20_91"><text:span text:style-name="T6">Portfolio</text:span></text:a><text:span text:style-name="T4"> | <text:s/></text:span><text:a xlink:type="simple" xlink:href="https://www.linkedin.com/in/rishikesh-gharat/" text:style-name="ListLabel_20_90" text:visited-style-name="ListLabel_20_90"><text:span text:style-name="T7">LinkedIn</text:span></text:a><text:span text:style-name="T4"> | </text:span><text:a xlink:type="simple" xlink:href="https://github.com/Matrix030" text:style-name="ListLabel_20_90" text:visited-style-name="ListLabel_20_90"><text:span text:style-name="T7">Github</text:span></text:a></text:p>
      <text:p text:style-name="P2"><text:span text:style-name="T5">EDUCATION</text:span></text:p>
      <text:p text:style-name="P5"><text:span text:style-name="T9">Master of Computer Science – New York University</text:span><text:span text:style-name="T10"> </text:span><text:span text:style-name="T11">(CGPA: 3.8/4) <text:s text:c="2"/></text:span><text:span text:style-name="T9"><text:s text:c="11"/><text:tab/><text:tab/></text:span><text:span text:style-name="T10"> <text:s text:c="14"/>Sept 2024 - <text:s/>May 2026</text:span></text:p>
      <text:p text:style-name="P5"><text:span text:style-name="T12">Coursework</text:span><text:span text:style-name="T13">: Internet Security and Privacy. Operating System, Net Sec, A</text:span><text:span text:style-name="T14">nalysis of Algorithm, Big Data Analytics, Machine Learning, Principles of Database Systems, Software Engineering</text:span></text:p>
      <text:p text:style-name="P5"><text:span text:style-name="T9">Bachelor of <text:s/>Computer Engineering - University of Mumbai </text:span>(<text:span text:style-name="T11">CGPA: 8.89/10) <text:s text:c="2"/></text:span><text:span text:style-name="T10"><text:s text:c="36"/></text:span><text:span text:style-name="T9"><text:s/></text:span></text:p>
      <text:p text:style-name="P7"><text:span text:style-name="T16">SKILLS: <text:s/></text:span></text:p>
      <text:p text:style-name="P4"><text:span text:style-name="T9">Programming &amp; Scripting:</text:span> Python, Java, Go, JavaScript, TypeScript, C, C++, CUDA, SQL, React.js, Next.js</text:p>
      <text:p text:style-name="P4"><text:span text:style-name="T9">Cloud &amp; DevOps:</text:span> AWS (EC2, Lambda, EKS, ECS, VPC, IAM, S3, EBS, EFS), Docker, Kubernetes, CI/CD, Git</text:p>
      <text:p text:style-name="P4"><text:span text:style-name="T9">Data &amp; AI/ML:</text:span> PostgreSQL, MySQL, MongoDB, Pandas, NumPy, PyTorch, TensorFlow, Hugging Face, Spark, Dask, NLP</text:p>
      <text:p text:style-name="P4"><text:span text:style-name="T9">Web &amp; Backend:</text:span> REST APIs, GraphQL, Flask, Django, Node.js, Express.js, Spring Boot, Microservices</text:p>
      <text:p text:style-name="P4"><text:span text:style-name="T9">Systems &amp; OS:</text:span> Linux (Arch, Ubuntu), Networking, System Design, Distributed Systems, Cybersecurity</text:p>
      <text:p text:style-name="P9"><text:span text:style-name="T16">WORK EXPERIENCE</text:span></text:p>
      <text:p text:style-name="P5"><text:span text:style-name="T9">Software Engineer | CampusNest <text:s text:c="112"/></text:span><text:span text:style-name="T10">Sept 2025 - Dec 2025</text:span></text:p>
      <text:list xml:id="list2570073162" text:style-name="WWNum10">
        <text:list-item>
          <text:p text:style-name="P11">Developed a Django-based housing platform serving <text:span text:style-name="T9">500+</text:span> verified students with .edu email validation, deployed on AWS Elastic Beanstalk with <text:span text:style-name="T9">92%</text:span> test coverage and an automated CI/CD pipeline</text:p>
        </text:list-item>
        <text:list-item>
          <text:p text:style-name="P11">Built a real-time messaging system processing <text:span text:style-name="T9">1000+</text:span> daily messages with sub-<text:span text:style-name="T9">200ms</text:span> response times, supporting conversations for both housing listings and marketplace transactions</text:p>
        </text:list-item>
        <text:list-item>
          <text:p text:style-name="P11">Integrated AWS S3 for media storage and Mapbox API for interactive listing maps with geocoding, custom markers, and location-based search capabilities</text:p>
        </text:list-item>
        <text:list-item>
          <text:p text:style-name="P11">Established a comprehensive testing framework with<text:span text:style-name="T9"> 300+</text:span> automated unit tests covering authentication, messaging, and search workflows using Django TestCase</text:p>
        </text:list-item>
      </text:list>
      <text:p text:style-name="P5"><text:span text:style-name="T9">Software Engineering Intern | National Informatics Centre</text:span> <text:s text:c="15"/><text:tab/> <text:s text:c="43"/><text:span text:style-name="T10">April 2022 - Sept 2023</text:span></text:p>
      <text:list xml:id="list962621419" text:style-name="WWNum8">
        <text:list-item>
          <text:p text:style-name="P14">Designed and deployed a modular RBAC system (React + PHP + PostgreSQL) for <text:span text:style-name="T9">7</text:span> government departments, enabling granular role-based access, dynamic permissions, and comprehensive audit trails</text:p>
        </text:list-item>
        <text:list-item>
          <text:p text:style-name="P14">Built a <text:s/>CSV ingestion and validation pipeline to automate proforma budget adjustments for <text:span text:style-name="T9">5</text:span> district finance offices, eliminating <text:span text:style-name="T9">70%</text:span> of manual reconciliation work</text:p>
        </text:list-item>
        <text:list-item>
          <text:p text:style-name="P14">Optimized database performance by refactoring <text:span text:style-name="T9">50+</text:span> SQL queries and implementing Redis caching, reducing report generation time from <text:span text:style-name="T9">6+</text:span> minutes to under <text:span text:style-name="T9">1 minute</text:span></text:p>
        </text:list-item>
        <text:list-item>
          <text:p text:style-name="P14">Implemented OWASP-aligned security controls, including JWT authentication, encrypted password storage, session management, and audit logging for critical user actions</text:p>
        </text:list-item>
      </text:list>
      <text:p text:style-name="P10"><text:span text:style-name="T16">PROJECTS</text:span></text:p>
      <text:p text:style-name="P5"><text:a xlink:type="simple" xlink:href="https://github.com/Matrix030/chirpy" text:style-name="ListLabel_20_92" text:visited-style-name="ListLabel_20_92"><text:span text:style-name="T8">Chirpy (Go Web Server)</text:span></text:a><text:span text:style-name="T9"> | Go · PostgreSQL · SQLC · REST API</text:span></text:p>
      <text:list xml:id="list80033012060456" text:continue-numbering="true" text:style-name="WWNum9">
        <text:list-item>
          <text:p text:style-name="P16">Built HTTP client from scratch in Go with custom URL parsers, DNS handlers, and connection managers</text:p>
        </text:list-item>
        <text:list-item>
          <text:p text:style-name="P16">Developed examples for HTTP methods, JSON marshaling, and error handling using Go’s net/http package</text:p>
        </text:list-item>
        <text:list-item>
          <text:p text:style-name="P22">Implemented RESTful APIs with API-key protected webhooks, supporting decoupled client-side consumption</text:p>
        </text:list-item>
      </text:list>
      <text:p text:style-name="P5"><text:span text:style-name="T9">Tubely | Go · SQLite · AWS S3 · CloudFront · Docker</text:span></text:p>
      <text:list xml:id="list2416457560" text:style-name="WWNum6">
        <text:list-item>
          <text:p text:style-name="P23">Built a decoupled HTTP server in Go with secure auth, role-based access control, and protected routes</text:p>
        </text:list-item>
        <text:list-item>
          <text:p text:style-name="P23">Used SQLC to generate type-safe Postgres queries and prevent injection vulnerabilities</text:p>
        </text:list-item>
        <text:list-item>
          <text:p text:style-name="P19">Enforced encryption-in-transit and fine-grained permissions to meet enterprise security standards</text:p>
        </text:list-item>
      </text:list>
      <text:p text:style-name="P9"><text:span text:style-name="T16">ACHIEVEMENTS</text:span></text:p>
      <text:list xml:id="list1935967626" text:style-name="WWNum5">
        <text:list-item>
          <text:p text:style-name="P20">Published “<text:span text:style-name="T9">Personality Prediction for CV Analysis” in ICRMIR – 2023</text:span></text:p>
        </text:list-item>
        <text:list-item>
          <text:p text:style-name="P20"><text:span text:style-name="T9">1st</text:span> Place – NYU Leetcode Bootcamp Hackathon (<text:span text:style-name="T9">2025</text:span>)</text:p>
        </text:list-item>
      </text:list>
      <text:p text:style-name="P9"><text:span text:style-name="T16">SPECIALIZATION CERTIFICATIONS</text:span></text:p>
      <text:list xml:id="list80033904707245" text:continue-numbering="true" text:style-name="WWNum5">
        <text:list-item>
          <text:p text:style-name="P20"><text:span text:style-name="T9">AWS Fundamentals </text:span>- Cloud Technical Essentials, AWS Migration, Architecting Solutions on AWS</text:p>
        </text:list-item>
        <text:list-item>
          <text:p text:style-name="P20"><text:span text:style-name="T9">Machine Learning</text:span> - Supervised ML, Advanced Learning Algorithms, Reinforcement Learning</text:p>
        </text:list-item>
      </text:list>
      <text:p text:style-name="P6"><text:soft-page-break/></text:p>
      <text:p text:style-name="P8"/>
      <text:p text:style-name="P8"/>
      <text:p text:style-name="P8"/>
      <text:p text:style-name="P7"><text:span text:style-name="T16">LEADERSHIP EXPERIENCE</text:span></text:p>
      <text:p text:style-name="P5"><text:span text:style-name="T9">Team Lead - CampusNest Platform <text:s/><text:tab/><text:tab/><text:tab/><text:tab/><text:tab/><text:tab/> <text:s text:c="31"/></text:span><text:span text:style-name="T10">Sept 2025 - Dec 2025</text:span></text:p>
      <text:list xml:id="list2167795542" text:style-name="WWNum4">
        <text:list-item>
          <text:p text:style-name="P24">Led 5-developer team through 12-week Agile project, delivering Django application serving 500+ students</text:p>
        </text:list-item>
        <text:list-item>
          <text:p text:style-name="P24">Established code review, Git, and testing standards ensuring equitable distribution and 92% test coverage</text:p>
        </text:list-item>
        <text:list-item>
          <text:p text:style-name="P24">Improved team velocity 30% through retrospectives identifying blockers and implementing improvements</text:p>
        </text:list-item>
        <text:list-item>
          <text:p text:style-name="P26">Coordinated frontend, backend, and deployment development while managing scope and sprint dem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loext="urn:org:documentfoundation:names:experimental:office:xmlns:loext:1.0" xmlns:xlink="http://www.w3.org/1999/xlink" xmlns:xml="http://www.w3.org/XML/1998/namespace" xmlns:svg="urn:oasis:names:tc:opendocument:xmlns:svg-compatible:1.0" xmlns:draw="urn:oasis:names:tc:opendocument:xmlns:drawing:1.0" xmlns:table="urn:oasis:names:tc:opendocument:xmlns:table:1.0" xmlns:manifest="urn:oasis:names:tc:opendocument:xmlns:manifest:1.0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keep-with-next="always"/>
      <style:text-properties fo:color="#366091" style:font-name="Cambria" fo:font-family="Cambria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Cambria1" style:font-family-complex="Cambria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243f61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1" style:display-name="ListLabel 91" style:family="text">
      <style:text-properties fo:font-variant="normal" fo:text-transform="none" fo:color="#1155cc" style:text-line-through-style="none" style:text-line-through-type="none" style:text-position="0% 100%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ListLabel_20_92" style:display-name="ListLabel 92" style:family="text">
      <style:text-properties fo:color="#1155cc" style:text-underline-style="solid" style:text-underline-width="auto" style:text-underline-color="font-color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4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7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0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loext="urn:org:documentfoundation:names:experimental:office:xmlns:loext:1.0" xmlns:xlink="http://www.w3.org/1999/xlink" xmlns:xml="http://www.w3.org/XML/1998/namespace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document-statistic meta:table-count="0" meta:image-count="0" meta:object-count="0" meta:page-count="4" meta:paragraph-count="83" meta:word-count="1148" meta:character-count="7907" meta:non-whitespace-character-count="6556"/>
    <meta:generator>ODFPY/1.4.1</meta:generator>
  </office:meta>
</office:document-meta>
</file>